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.21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103.66pt"/>
    </style:style>
    <style:style style:name="co5" style:family="table-column">
      <style:table-column-properties fo:break-before="auto" style:column-width="71.26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Insert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Accumulated Time</text:p>
          </table:table-cell>
          <table:table-cell table:style-name="ce1" office:value-type="string" calcext:value-type="string">
            <text:p>Individual Block Time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91.447015" calcext:value-type="float">
            <text:p>291.447015</text:p>
          </table:table-cell>
          <table:table-cell office:value-type="float" office:value="0.000582894" calcext:value-type="float">
            <text:p>0.00058289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3.354952" calcext:value-type="float">
            <text:p>573.354952</text:p>
          </table:table-cell>
          <table:table-cell office:value-type="float" office:value="281.907937" calcext:value-type="float">
            <text:p>281.907937</text:p>
          </table:table-cell>
          <table:table-cell office:value-type="float" office:value="0.0005638159" calcext:value-type="float">
            <text:p>0.000563815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58.310141" calcext:value-type="float">
            <text:p>858.310141</text:p>
          </table:table-cell>
          <table:table-cell office:value-type="float" office:value="284.955189" calcext:value-type="float">
            <text:p>284.955189</text:p>
          </table:table-cell>
          <table:table-cell office:value-type="float" office:value="0.0005699104" calcext:value-type="float">
            <text:p>0.000569910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42.939507" calcext:value-type="float">
            <text:p>1142.939507</text:p>
          </table:table-cell>
          <table:table-cell office:value-type="float" office:value="284.629366" calcext:value-type="float">
            <text:p>284.629366</text:p>
          </table:table-cell>
          <table:table-cell office:value-type="float" office:value="0.0005692587" calcext:value-type="float">
            <text:p>0.000569258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30.415605" calcext:value-type="float">
            <text:p>1430.415605</text:p>
          </table:table-cell>
          <table:table-cell office:value-type="float" office:value="287.476097" calcext:value-type="float">
            <text:p>287.476097</text:p>
          </table:table-cell>
          <table:table-cell office:value-type="float" office:value="0.0005749522" calcext:value-type="float">
            <text:p>0.000574952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05.975641" calcext:value-type="float">
            <text:p>1705.975641</text:p>
          </table:table-cell>
          <table:table-cell office:value-type="float" office:value="275.560036" calcext:value-type="float">
            <text:p>275.560036</text:p>
          </table:table-cell>
          <table:table-cell office:value-type="float" office:value="0.0005511201" calcext:value-type="float">
            <text:p>0.000551120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992.012753" calcext:value-type="float">
            <text:p>1992.012753</text:p>
          </table:table-cell>
          <table:table-cell office:value-type="float" office:value="286.037112" calcext:value-type="float">
            <text:p>286.037112</text:p>
          </table:table-cell>
          <table:table-cell office:value-type="float" office:value="0.0005720742" calcext:value-type="float">
            <text:p>0.000572074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86.38614" calcext:value-type="float">
            <text:p>2286.38614</text:p>
          </table:table-cell>
          <table:table-cell office:value-type="float" office:value="294.373386" calcext:value-type="float">
            <text:p>294.373386</text:p>
          </table:table-cell>
          <table:table-cell office:value-type="float" office:value="0.0005887468" calcext:value-type="float">
            <text:p>0.000588746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570.939532" calcext:value-type="float">
            <text:p>2570.939532</text:p>
          </table:table-cell>
          <table:table-cell office:value-type="float" office:value="284.553392" calcext:value-type="float">
            <text:p>284.553392</text:p>
          </table:table-cell>
          <table:table-cell office:value-type="float" office:value="0.0005691068" calcext:value-type="float">
            <text:p>0.000569106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866.402875" calcext:value-type="float">
            <text:p>2866.402875</text:p>
          </table:table-cell>
          <table:table-cell office:value-type="float" office:value="295.463342" calcext:value-type="float">
            <text:p>295.463342</text:p>
          </table:table-cell>
          <table:table-cell office:value-type="float" office:value="0.0005909267" calcext:value-type="float">
            <text:p>0.000590926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131.987492" calcext:value-type="float">
            <text:p>3131.987492</text:p>
          </table:table-cell>
          <table:table-cell office:value-type="float" office:value="265.584617" calcext:value-type="float">
            <text:p>265.584617</text:p>
          </table:table-cell>
          <table:table-cell office:value-type="float" office:value="0.0005311692" calcext:value-type="float">
            <text:p>0.000531169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416.303788" calcext:value-type="float">
            <text:p>3416.303788</text:p>
          </table:table-cell>
          <table:table-cell office:value-type="float" office:value="284.316296" calcext:value-type="float">
            <text:p>284.316296</text:p>
          </table:table-cell>
          <table:table-cell office:value-type="float" office:value="0.0005686326" calcext:value-type="float">
            <text:p>0.000568632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698.675252" calcext:value-type="float">
            <text:p>3698.675252</text:p>
          </table:table-cell>
          <table:table-cell office:value-type="float" office:value="282.371464" calcext:value-type="float">
            <text:p>282.371464</text:p>
          </table:table-cell>
          <table:table-cell office:value-type="float" office:value="0.0005647429" calcext:value-type="float">
            <text:p>0.000564742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990.239403" calcext:value-type="float">
            <text:p>3990.239403</text:p>
          </table:table-cell>
          <table:table-cell office:value-type="float" office:value="291.564151" calcext:value-type="float">
            <text:p>291.564151</text:p>
          </table:table-cell>
          <table:table-cell office:value-type="float" office:value="0.0005831283" calcext:value-type="float">
            <text:p>0.000583128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74.122443" calcext:value-type="float">
            <text:p>4274.122443</text:p>
          </table:table-cell>
          <table:table-cell office:value-type="float" office:value="283.88304" calcext:value-type="float">
            <text:p>283.88304</text:p>
          </table:table-cell>
          <table:table-cell office:value-type="float" office:value="0.0005677661" calcext:value-type="float">
            <text:p>0.000567766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538.198145" calcext:value-type="float">
            <text:p>4538.198145</text:p>
          </table:table-cell>
          <table:table-cell office:value-type="float" office:value="264.075702" calcext:value-type="float">
            <text:p>264.075702</text:p>
          </table:table-cell>
          <table:table-cell office:value-type="float" office:value="0.0005281514" calcext:value-type="float">
            <text:p>0.000528151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818.286577" calcext:value-type="float">
            <text:p>4818.286577</text:p>
          </table:table-cell>
          <table:table-cell office:value-type="float" office:value="280.088431" calcext:value-type="float">
            <text:p>280.088431</text:p>
          </table:table-cell>
          <table:table-cell office:value-type="float" office:value="0.0005601769" calcext:value-type="float">
            <text:p>0.000560176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105.953762" calcext:value-type="float">
            <text:p>5105.953762</text:p>
          </table:table-cell>
          <table:table-cell office:value-type="float" office:value="287.667185" calcext:value-type="float">
            <text:p>287.667185</text:p>
          </table:table-cell>
          <table:table-cell office:value-type="float" office:value="0.0005753344" calcext:value-type="float">
            <text:p>0.000575334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398.132299" calcext:value-type="float">
            <text:p>5398.132299</text:p>
          </table:table-cell>
          <table:table-cell office:value-type="float" office:value="292.178538" calcext:value-type="float">
            <text:p>292.178538</text:p>
          </table:table-cell>
          <table:table-cell office:value-type="float" office:value="0.0005843571" calcext:value-type="float">
            <text:p>0.000584357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682.832238" calcext:value-type="float">
            <text:p>5682.832238</text:p>
          </table:table-cell>
          <table:table-cell office:value-type="float" office:value="284.699939" calcext:value-type="float">
            <text:p>284.699939</text:p>
          </table:table-cell>
          <table:table-cell office:value-type="float" office:value="0.0005693999" calcext:value-type="float">
            <text:p>0.000569399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977.545187" calcext:value-type="float">
            <text:p>5977.545187</text:p>
          </table:table-cell>
          <table:table-cell office:value-type="float" office:value="294.712949" calcext:value-type="float">
            <text:p>294.712949</text:p>
          </table:table-cell>
          <table:table-cell office:value-type="float" office:value="0.0005894259" calcext:value-type="float">
            <text:p>0.000589425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263.784419" calcext:value-type="float">
            <text:p>6263.784419</text:p>
          </table:table-cell>
          <table:table-cell office:value-type="float" office:value="286.239232" calcext:value-type="float">
            <text:p>286.239232</text:p>
          </table:table-cell>
          <table:table-cell office:value-type="float" office:value="0.0005724785" calcext:value-type="float">
            <text:p>0.000572478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553.65729" calcext:value-type="float">
            <text:p>6553.65729</text:p>
          </table:table-cell>
          <table:table-cell office:value-type="float" office:value="289.872871" calcext:value-type="float">
            <text:p>289.872871</text:p>
          </table:table-cell>
          <table:table-cell office:value-type="float" office:value="0.0005797457" calcext:value-type="float">
            <text:p>0.000579745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836.304529" calcext:value-type="float">
            <text:p>6836.304529</text:p>
          </table:table-cell>
          <table:table-cell office:value-type="float" office:value="282.647239" calcext:value-type="float">
            <text:p>282.647239</text:p>
          </table:table-cell>
          <table:table-cell office:value-type="float" office:value="0.0005652945" calcext:value-type="float">
            <text:p>0.000565294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120.453321" calcext:value-type="float">
            <text:p>7120.453321</text:p>
          </table:table-cell>
          <table:table-cell office:value-type="float" office:value="284.148791" calcext:value-type="float">
            <text:p>284.148791</text:p>
          </table:table-cell>
          <table:table-cell office:value-type="float" office:value="0.0005682976" calcext:value-type="float">
            <text:p>0.000568297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384.022664" calcext:value-type="float">
            <text:p>7384.022664</text:p>
          </table:table-cell>
          <table:table-cell office:value-type="float" office:value="263.569343" calcext:value-type="float">
            <text:p>263.569343</text:p>
          </table:table-cell>
          <table:table-cell office:value-type="float" office:value="0.0005271387" calcext:value-type="float">
            <text:p>0.000527138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668.179931" calcext:value-type="float">
            <text:p>7668.179931</text:p>
          </table:table-cell>
          <table:table-cell office:value-type="float" office:value="284.157268" calcext:value-type="float">
            <text:p>284.157268</text:p>
          </table:table-cell>
          <table:table-cell office:value-type="float" office:value="0.0005683145" calcext:value-type="float">
            <text:p>0.000568314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956.446126" calcext:value-type="float">
            <text:p>7956.446126</text:p>
          </table:table-cell>
          <table:table-cell office:value-type="float" office:value="288.266195" calcext:value-type="float">
            <text:p>288.266195</text:p>
          </table:table-cell>
          <table:table-cell office:value-type="float" office:value="0.0005765324" calcext:value-type="float">
            <text:p>0.000576532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239.624315" calcext:value-type="float">
            <text:p>8239.624315</text:p>
          </table:table-cell>
          <table:table-cell office:value-type="float" office:value="283.178189" calcext:value-type="float">
            <text:p>283.178189</text:p>
          </table:table-cell>
          <table:table-cell office:value-type="float" office:value="0.0005663564" calcext:value-type="float">
            <text:p>0.000566356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524.045241" calcext:value-type="float">
            <text:p>8524.045241</text:p>
          </table:table-cell>
          <table:table-cell office:value-type="float" office:value="284.420926" calcext:value-type="float">
            <text:p>284.420926</text:p>
          </table:table-cell>
          <table:table-cell office:value-type="float" office:value="0.0005688419" calcext:value-type="float">
            <text:p>0.000568841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+[.C32]" office:value-type="float" office:value="8790.05660450632" calcext:value-type="float">
            <text:p>8790.0566045063</text:p>
          </table:table-cell>
          <table:table-cell table:style-name="ce3" office:value-type="float" office:value="266.011363506317" calcext:value-type="float">
            <text:p>266.0113635063</text:p>
          </table:table-cell>
          <table:table-cell table:formula="of:=[.C32]/500000" office:value-type="float" office:value="0.000532022727012634" calcext:value-type="float">
            <text:p>0.000532022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9083.225195" calcext:value-type="float">
            <text:p>9083.225195</text:p>
          </table:table-cell>
          <table:table-cell office:value-type="float" office:value="293.168591" calcext:value-type="float">
            <text:p>293.168591</text:p>
          </table:table-cell>
          <table:table-cell office:value-type="float" office:value="0.0005863372" calcext:value-type="float">
            <text:p>0.000586337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9367.027614" calcext:value-type="float">
            <text:p>9367.027614</text:p>
          </table:table-cell>
          <table:table-cell office:value-type="float" office:value="283.802419" calcext:value-type="float">
            <text:p>283.802419</text:p>
          </table:table-cell>
          <table:table-cell office:value-type="float" office:value="0.0005676048" calcext:value-type="float">
            <text:p>0.0005676048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657.213686" calcext:value-type="float">
            <text:p>9657.213686</text:p>
          </table:table-cell>
          <table:table-cell office:value-type="float" office:value="290.186072" calcext:value-type="float">
            <text:p>290.186072</text:p>
          </table:table-cell>
          <table:table-cell office:value-type="float" office:value="0.0005803721" calcext:value-type="float">
            <text:p>0.000580372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9942.270487" calcext:value-type="float">
            <text:p>9942.270487</text:p>
          </table:table-cell>
          <table:table-cell office:value-type="float" office:value="285.056801" calcext:value-type="float">
            <text:p>285.056801</text:p>
          </table:table-cell>
          <table:table-cell office:value-type="float" office:value="0.0005701136" calcext:value-type="float">
            <text:p>0.000570113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0226.392035" calcext:value-type="float">
            <text:p>10226.392035</text:p>
          </table:table-cell>
          <table:table-cell office:value-type="float" office:value="284.121548" calcext:value-type="float">
            <text:p>284.121548</text:p>
          </table:table-cell>
          <table:table-cell office:value-type="float" office:value="0.0005682431" calcext:value-type="float">
            <text:p>0.000568243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0510.819251" calcext:value-type="float">
            <text:p>10510.819251</text:p>
          </table:table-cell>
          <table:table-cell office:value-type="float" office:value="284.427216" calcext:value-type="float">
            <text:p>284.427216</text:p>
          </table:table-cell>
          <table:table-cell office:value-type="float" office:value="0.0005688544" calcext:value-type="float">
            <text:p>0.000568854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0801.470431" calcext:value-type="float">
            <text:p>10801.470431</text:p>
          </table:table-cell>
          <table:table-cell office:value-type="float" office:value="290.65118" calcext:value-type="float">
            <text:p>290.65118</text:p>
          </table:table-cell>
          <table:table-cell office:value-type="float" office:value="0.0005813024" calcext:value-type="float">
            <text:p>0.0005813024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1084.463451" calcext:value-type="float">
            <text:p>11084.463451</text:p>
          </table:table-cell>
          <table:table-cell office:value-type="float" office:value="282.99302" calcext:value-type="float">
            <text:p>282.99302</text:p>
          </table:table-cell>
          <table:table-cell office:value-type="float" office:value="0.000565986" calcext:value-type="float">
            <text:p>0.00056598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1370.144739" calcext:value-type="float">
            <text:p>11370.144739</text:p>
          </table:table-cell>
          <table:table-cell office:value-type="float" office:value="285.681288" calcext:value-type="float">
            <text:p>285.681288</text:p>
          </table:table-cell>
          <table:table-cell office:value-type="float" office:value="0.0005713626" calcext:value-type="float">
            <text:p>0.0005713626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1652.000246" calcext:value-type="float">
            <text:p>11652.000246</text:p>
          </table:table-cell>
          <table:table-cell office:value-type="float" office:value="281.855507" calcext:value-type="float">
            <text:p>281.855507</text:p>
          </table:table-cell>
          <table:table-cell office:value-type="float" office:value="0.000563711" calcext:value-type="float">
            <text:p>0.00056371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1933.387591" calcext:value-type="float">
            <text:p>11933.387591</text:p>
          </table:table-cell>
          <table:table-cell office:value-type="float" office:value="281.387345" calcext:value-type="float">
            <text:p>281.387345</text:p>
          </table:table-cell>
          <table:table-cell office:value-type="float" office:value="0.0005627747" calcext:value-type="float">
            <text:p>0.0005627747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2223.128268" calcext:value-type="float">
            <text:p>12223.128268</text:p>
          </table:table-cell>
          <table:table-cell office:value-type="float" office:value="289.740676" calcext:value-type="float">
            <text:p>289.740676</text:p>
          </table:table-cell>
          <table:table-cell office:value-type="float" office:value="0.0005794814" calcext:value-type="float">
            <text:p>0.000579481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2507.830991" calcext:value-type="float">
            <text:p>12507.830991</text:p>
          </table:table-cell>
          <table:table-cell office:value-type="float" office:value="284.702723" calcext:value-type="float">
            <text:p>284.702723</text:p>
          </table:table-cell>
          <table:table-cell office:value-type="float" office:value="0.0005694054" calcext:value-type="float">
            <text:p>0.000569405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2798.449537" calcext:value-type="float">
            <text:p>12798.449537</text:p>
          </table:table-cell>
          <table:table-cell office:value-type="float" office:value="290.618546" calcext:value-type="float">
            <text:p>290.618546</text:p>
          </table:table-cell>
          <table:table-cell office:value-type="float" office:value="0.0005812371" calcext:value-type="float">
            <text:p>0.000581237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3058.68509" calcext:value-type="float">
            <text:p>13058.68509</text:p>
          </table:table-cell>
          <table:table-cell office:value-type="float" office:value="260.235553" calcext:value-type="float">
            <text:p>260.235553</text:p>
          </table:table-cell>
          <table:table-cell office:value-type="float" office:value="0.0005204711" calcext:value-type="float">
            <text:p>0.000520471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3343.07259" calcext:value-type="float">
            <text:p>13343.07259</text:p>
          </table:table-cell>
          <table:table-cell office:value-type="float" office:value="284.387501" calcext:value-type="float">
            <text:p>284.387501</text:p>
          </table:table-cell>
          <table:table-cell office:value-type="float" office:value="0.000568775" calcext:value-type="float">
            <text:p>0.000568775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3630.731497" calcext:value-type="float">
            <text:p>13630.731497</text:p>
          </table:table-cell>
          <table:table-cell office:value-type="float" office:value="287.658907" calcext:value-type="float">
            <text:p>287.658907</text:p>
          </table:table-cell>
          <table:table-cell office:value-type="float" office:value="0.0005753178" calcext:value-type="float">
            <text:p>0.000575317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3912.884703" calcext:value-type="float">
            <text:p>13912.884703</text:p>
          </table:table-cell>
          <table:table-cell office:value-type="float" office:value="282.153206" calcext:value-type="float">
            <text:p>282.153206</text:p>
          </table:table-cell>
          <table:table-cell office:value-type="float" office:value="0.0005643064" calcext:value-type="float">
            <text:p>0.000564306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4194.972476" calcext:value-type="float">
            <text:p>14194.972476</text:p>
          </table:table-cell>
          <table:table-cell office:value-type="float" office:value="282.087773" calcext:value-type="float">
            <text:p>282.087773</text:p>
          </table:table-cell>
          <table:table-cell office:value-type="float" office:value="0.0005641755" calcext:value-type="float">
            <text:p>0.0005641755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4461.899531" calcext:value-type="float">
            <text:p>14461.899531</text:p>
          </table:table-cell>
          <table:table-cell office:value-type="float" office:value="266.927055" calcext:value-type="float">
            <text:p>266.927055</text:p>
          </table:table-cell>
          <table:table-cell office:value-type="float" office:value="0.0005338541" calcext:value-type="float">
            <text:p>0.000533854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4748.624705" calcext:value-type="float">
            <text:p>14748.624705</text:p>
          </table:table-cell>
          <table:table-cell office:value-type="float" office:value="286.725174" calcext:value-type="float">
            <text:p>286.725174</text:p>
          </table:table-cell>
          <table:table-cell office:value-type="float" office:value="0.0005734503" calcext:value-type="float">
            <text:p>0.0005734503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5032.456104" calcext:value-type="float">
            <text:p>15032.456104</text:p>
          </table:table-cell>
          <table:table-cell office:value-type="float" office:value="283.831399" calcext:value-type="float">
            <text:p>283.831399</text:p>
          </table:table-cell>
          <table:table-cell office:value-type="float" office:value="0.0005676628" calcext:value-type="float">
            <text:p>0.0005676628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5265.932145" calcext:value-type="float">
            <text:p>15265.932145</text:p>
          </table:table-cell>
          <table:table-cell office:value-type="float" office:value="233.476041" calcext:value-type="float">
            <text:p>233.476041</text:p>
          </table:table-cell>
          <table:table-cell office:value-type="float" office:value="0.0004669521" calcext:value-type="float">
            <text:p>0.000466952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5549.370458" calcext:value-type="float">
            <text:p>15549.370458</text:p>
          </table:table-cell>
          <table:table-cell office:value-type="float" office:value="283.438313" calcext:value-type="float">
            <text:p>283.438313</text:p>
          </table:table-cell>
          <table:table-cell office:value-type="float" office:value="0.0005668766" calcext:value-type="float">
            <text:p>0.0005668766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5839.369752" calcext:value-type="float">
            <text:p>15839.369752</text:p>
          </table:table-cell>
          <table:table-cell office:value-type="float" office:value="289.999294" calcext:value-type="float">
            <text:p>289.999294</text:p>
          </table:table-cell>
          <table:table-cell office:value-type="float" office:value="0.0005799986" calcext:value-type="float">
            <text:p>0.0005799986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6126.290562" calcext:value-type="float">
            <text:p>16126.290562</text:p>
          </table:table-cell>
          <table:table-cell office:value-type="float" office:value="286.92081" calcext:value-type="float">
            <text:p>286.92081</text:p>
          </table:table-cell>
          <table:table-cell office:value-type="float" office:value="0.0005738416" calcext:value-type="float">
            <text:p>0.0005738416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6419.790168" calcext:value-type="float">
            <text:p>16419.790168</text:p>
          </table:table-cell>
          <table:table-cell office:value-type="float" office:value="293.499606" calcext:value-type="float">
            <text:p>293.499606</text:p>
          </table:table-cell>
          <table:table-cell office:value-type="float" office:value="0.0005869992" calcext:value-type="float">
            <text:p>0.000586999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6704.082136" calcext:value-type="float">
            <text:p>16704.082136</text:p>
          </table:table-cell>
          <table:table-cell office:value-type="float" office:value="284.291968" calcext:value-type="float">
            <text:p>284.291968</text:p>
          </table:table-cell>
          <table:table-cell office:value-type="float" office:value="0.0005685839" calcext:value-type="float">
            <text:p>0.000568583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6992.348836" calcext:value-type="float">
            <text:p>16992.348836</text:p>
          </table:table-cell>
          <table:table-cell office:value-type="float" office:value="288.266701" calcext:value-type="float">
            <text:p>288.266701</text:p>
          </table:table-cell>
          <table:table-cell office:value-type="float" office:value="0.0005765334" calcext:value-type="float">
            <text:p>0.0005765334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 office:value-type="float" office:value="16992.348836" calcext:value-type="float">
            <text:p>16992.348836</text:p>
          </table:table-cell>
          <table:table-cell office:value-type="float" office:value="141602900" calcext:value-type="float">
            <text:p>141602900</text:p>
          </table:table-cell>
        </table:table-row>
      </table:table>
      <table:table table:name="Update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Accumulated Time</text:p>
          </table:table-cell>
          <table:table-cell table:style-name="ce1" office:value-type="string" calcext:value-type="string">
            <text:p>Individual Block Time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87.538619" calcext:value-type="float">
            <text:p>287.538619</text:p>
          </table:table-cell>
          <table:table-cell office:value-type="float" office:value="0.0005750772" calcext:value-type="float">
            <text:p>0.000575077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82.381148" calcext:value-type="float">
            <text:p>582.381148</text:p>
          </table:table-cell>
          <table:table-cell office:value-type="float" office:value="294.842529" calcext:value-type="float">
            <text:p>294.842529</text:p>
          </table:table-cell>
          <table:table-cell office:value-type="float" office:value="0.0005896851" calcext:value-type="float">
            <text:p>0.000589685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66.415526" calcext:value-type="float">
            <text:p>866.415526</text:p>
          </table:table-cell>
          <table:table-cell office:value-type="float" office:value="284.034378" calcext:value-type="float">
            <text:p>284.034378</text:p>
          </table:table-cell>
          <table:table-cell office:value-type="float" office:value="0.0005680688" calcext:value-type="float">
            <text:p>0.000568068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61.574007" calcext:value-type="float">
            <text:p>1161.574007</text:p>
          </table:table-cell>
          <table:table-cell office:value-type="float" office:value="295.158481" calcext:value-type="float">
            <text:p>295.158481</text:p>
          </table:table-cell>
          <table:table-cell office:value-type="float" office:value="0.000590317" calcext:value-type="float">
            <text:p>0.00059031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53.217509" calcext:value-type="float">
            <text:p>1453.217509</text:p>
          </table:table-cell>
          <table:table-cell office:value-type="float" office:value="291.643502" calcext:value-type="float">
            <text:p>291.643502</text:p>
          </table:table-cell>
          <table:table-cell office:value-type="float" office:value="0.000583287" calcext:value-type="float">
            <text:p>0.00058328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30.07418" calcext:value-type="float">
            <text:p>1730.07418</text:p>
          </table:table-cell>
          <table:table-cell office:value-type="float" office:value="276.856671" calcext:value-type="float">
            <text:p>276.856671</text:p>
          </table:table-cell>
          <table:table-cell office:value-type="float" office:value="0.0005537133" calcext:value-type="float">
            <text:p>0.000553713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17.051973" calcext:value-type="float">
            <text:p>2017.051973</text:p>
          </table:table-cell>
          <table:table-cell office:value-type="float" office:value="286.977793" calcext:value-type="float">
            <text:p>286.977793</text:p>
          </table:table-cell>
          <table:table-cell office:value-type="float" office:value="0.0005739556" calcext:value-type="float">
            <text:p>0.000573955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304.870124" calcext:value-type="float">
            <text:p>2304.870124</text:p>
          </table:table-cell>
          <table:table-cell office:value-type="float" office:value="287.818151" calcext:value-type="float">
            <text:p>287.818151</text:p>
          </table:table-cell>
          <table:table-cell office:value-type="float" office:value="0.0005756363" calcext:value-type="float">
            <text:p>0.000575636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593.765679" calcext:value-type="float">
            <text:p>2593.765679</text:p>
          </table:table-cell>
          <table:table-cell office:value-type="float" office:value="288.895555" calcext:value-type="float">
            <text:p>288.895555</text:p>
          </table:table-cell>
          <table:table-cell office:value-type="float" office:value="0.0005777911" calcext:value-type="float">
            <text:p>0.000577791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883.204564" calcext:value-type="float">
            <text:p>2883.204564</text:p>
          </table:table-cell>
          <table:table-cell office:value-type="float" office:value="289.438885" calcext:value-type="float">
            <text:p>289.438885</text:p>
          </table:table-cell>
          <table:table-cell office:value-type="float" office:value="0.0005788778" calcext:value-type="float">
            <text:p>0.000578877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178.741675" calcext:value-type="float">
            <text:p>3178.741675</text:p>
          </table:table-cell>
          <table:table-cell office:value-type="float" office:value="295.537111" calcext:value-type="float">
            <text:p>295.537111</text:p>
          </table:table-cell>
          <table:table-cell office:value-type="float" office:value="0.0005910742" calcext:value-type="float">
            <text:p>0.000591074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466.418909" calcext:value-type="float">
            <text:p>3466.418909</text:p>
          </table:table-cell>
          <table:table-cell office:value-type="float" office:value="287.677234" calcext:value-type="float">
            <text:p>287.677234</text:p>
          </table:table-cell>
          <table:table-cell office:value-type="float" office:value="0.0005753545" calcext:value-type="float">
            <text:p>0.000575354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755.333696" calcext:value-type="float">
            <text:p>3755.333696</text:p>
          </table:table-cell>
          <table:table-cell office:value-type="float" office:value="288.914787" calcext:value-type="float">
            <text:p>288.914787</text:p>
          </table:table-cell>
          <table:table-cell office:value-type="float" office:value="0.0005778296" calcext:value-type="float">
            <text:p>0.000577829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046.055784" calcext:value-type="float">
            <text:p>4046.055784</text:p>
          </table:table-cell>
          <table:table-cell office:value-type="float" office:value="290.722089" calcext:value-type="float">
            <text:p>290.722089</text:p>
          </table:table-cell>
          <table:table-cell office:value-type="float" office:value="0.0005814442" calcext:value-type="float">
            <text:p>0.000581444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338.917436" calcext:value-type="float">
            <text:p>4338.917436</text:p>
          </table:table-cell>
          <table:table-cell office:value-type="float" office:value="292.861652" calcext:value-type="float">
            <text:p>292.861652</text:p>
          </table:table-cell>
          <table:table-cell office:value-type="float" office:value="0.0005857233" calcext:value-type="float">
            <text:p>0.000585723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628.85223" calcext:value-type="float">
            <text:p>4628.85223</text:p>
          </table:table-cell>
          <table:table-cell office:value-type="float" office:value="289.934794" calcext:value-type="float">
            <text:p>289.934794</text:p>
          </table:table-cell>
          <table:table-cell office:value-type="float" office:value="0.0005798696" calcext:value-type="float">
            <text:p>0.000579869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920.418901" calcext:value-type="float">
            <text:p>4920.418901</text:p>
          </table:table-cell>
          <table:table-cell office:value-type="float" office:value="291.566671" calcext:value-type="float">
            <text:p>291.566671</text:p>
          </table:table-cell>
          <table:table-cell office:value-type="float" office:value="0.0005831333" calcext:value-type="float">
            <text:p>0.000583133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207.432357" calcext:value-type="float">
            <text:p>5207.432357</text:p>
          </table:table-cell>
          <table:table-cell office:value-type="float" office:value="287.013455" calcext:value-type="float">
            <text:p>287.013455</text:p>
          </table:table-cell>
          <table:table-cell office:value-type="float" office:value="0.0005740269" calcext:value-type="float">
            <text:p>0.000574026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495.551247" calcext:value-type="float">
            <text:p>5495.551247</text:p>
          </table:table-cell>
          <table:table-cell office:value-type="float" office:value="288.11889" calcext:value-type="float">
            <text:p>288.11889</text:p>
          </table:table-cell>
          <table:table-cell office:value-type="float" office:value="0.0005762378" calcext:value-type="float">
            <text:p>0.000576237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784.029308" calcext:value-type="float">
            <text:p>5784.029308</text:p>
          </table:table-cell>
          <table:table-cell office:value-type="float" office:value="288.478061" calcext:value-type="float">
            <text:p>288.478061</text:p>
          </table:table-cell>
          <table:table-cell office:value-type="float" office:value="0.0005769561" calcext:value-type="float">
            <text:p>0.000576956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982.7973" calcext:value-type="float">
            <text:p>5982.7973</text:p>
          </table:table-cell>
          <table:table-cell office:value-type="float" office:value="198.767992" calcext:value-type="float">
            <text:p>198.767992</text:p>
          </table:table-cell>
          <table:table-cell office:value-type="float" office:value="0.000397536" calcext:value-type="float">
            <text:p>0.000397536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268.294705" calcext:value-type="float">
            <text:p>6268.294705</text:p>
          </table:table-cell>
          <table:table-cell office:value-type="float" office:value="285.497405" calcext:value-type="float">
            <text:p>285.497405</text:p>
          </table:table-cell>
          <table:table-cell office:value-type="float" office:value="0.0005709948" calcext:value-type="float">
            <text:p>0.000570994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558.471659" calcext:value-type="float">
            <text:p>6558.471659</text:p>
          </table:table-cell>
          <table:table-cell office:value-type="float" office:value="290.176954" calcext:value-type="float">
            <text:p>290.176954</text:p>
          </table:table-cell>
          <table:table-cell office:value-type="float" office:value="0.0005803539" calcext:value-type="float">
            <text:p>0.000580353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854.256829" calcext:value-type="float">
            <text:p>6854.256829</text:p>
          </table:table-cell>
          <table:table-cell office:value-type="float" office:value="295.785171" calcext:value-type="float">
            <text:p>295.785171</text:p>
          </table:table-cell>
          <table:table-cell office:value-type="float" office:value="0.0005915703" calcext:value-type="float">
            <text:p>0.000591570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140.256541" calcext:value-type="float">
            <text:p>7140.256541</text:p>
          </table:table-cell>
          <table:table-cell office:value-type="float" office:value="285.999712" calcext:value-type="float">
            <text:p>285.999712</text:p>
          </table:table-cell>
          <table:table-cell office:value-type="float" office:value="0.0005719994" calcext:value-type="float">
            <text:p>0.000571999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433.669216" calcext:value-type="float">
            <text:p>7433.669216</text:p>
          </table:table-cell>
          <table:table-cell office:value-type="float" office:value="293.412675" calcext:value-type="float">
            <text:p>293.412675</text:p>
          </table:table-cell>
          <table:table-cell office:value-type="float" office:value="0.0005868253" calcext:value-type="float">
            <text:p>0.000586825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714.623446" calcext:value-type="float">
            <text:p>7714.623446</text:p>
          </table:table-cell>
          <table:table-cell office:value-type="float" office:value="280.95423" calcext:value-type="float">
            <text:p>280.95423</text:p>
          </table:table-cell>
          <table:table-cell office:value-type="float" office:value="0.0005619085" calcext:value-type="float">
            <text:p>0.000561908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8006.115362" calcext:value-type="float">
            <text:p>8006.115362</text:p>
          </table:table-cell>
          <table:table-cell office:value-type="float" office:value="291.491916" calcext:value-type="float">
            <text:p>291.491916</text:p>
          </table:table-cell>
          <table:table-cell office:value-type="float" office:value="0.0005829838" calcext:value-type="float">
            <text:p>0.000582983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296.060005" calcext:value-type="float">
            <text:p>8296.060005</text:p>
          </table:table-cell>
          <table:table-cell office:value-type="float" office:value="289.944643" calcext:value-type="float">
            <text:p>289.944643</text:p>
          </table:table-cell>
          <table:table-cell office:value-type="float" office:value="0.0005798893" calcext:value-type="float">
            <text:p>0.000579889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588.085185" calcext:value-type="float">
            <text:p>8588.085185</text:p>
          </table:table-cell>
          <table:table-cell office:value-type="float" office:value="292.02518" calcext:value-type="float">
            <text:p>292.02518</text:p>
          </table:table-cell>
          <table:table-cell office:value-type="float" office:value="0.0005840504" calcext:value-type="float">
            <text:p>0.0005840504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C32]+[.B31]" office:value-type="float" office:value="8875.20798248917" calcext:value-type="float">
            <text:p>8875.2079824892</text:p>
          </table:table-cell>
          <table:table-cell table:style-name="ce3" office:value-type="float" office:value="287.122797489166" calcext:value-type="float">
            <text:p>287.1227974892</text:p>
          </table:table-cell>
          <table:table-cell table:formula="of:=[.C32]/500000" office:value-type="float" office:value="0.000574245594978332" calcext:value-type="float">
            <text:p>0.000574245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9157.965496" calcext:value-type="float">
            <text:p>9157.965496</text:p>
          </table:table-cell>
          <table:table-cell office:value-type="float" office:value="282.757514" calcext:value-type="float">
            <text:p>282.757514</text:p>
          </table:table-cell>
          <table:table-cell office:value-type="float" office:value="0.000565515" calcext:value-type="float">
            <text:p>0.00056551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9445.524986" calcext:value-type="float">
            <text:p>9445.524986</text:p>
          </table:table-cell>
          <table:table-cell office:value-type="float" office:value="287.559489" calcext:value-type="float">
            <text:p>287.559489</text:p>
          </table:table-cell>
          <table:table-cell office:value-type="float" office:value="0.000575119" calcext:value-type="float">
            <text:p>0.00057511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735.921588" calcext:value-type="float">
            <text:p>9735.921588</text:p>
          </table:table-cell>
          <table:table-cell office:value-type="float" office:value="290.396602" calcext:value-type="float">
            <text:p>290.396602</text:p>
          </table:table-cell>
          <table:table-cell office:value-type="float" office:value="0.0005807932" calcext:value-type="float">
            <text:p>0.000580793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0028.784725" calcext:value-type="float">
            <text:p>10028.784725</text:p>
          </table:table-cell>
          <table:table-cell office:value-type="float" office:value="292.863137" calcext:value-type="float">
            <text:p>292.863137</text:p>
          </table:table-cell>
          <table:table-cell office:value-type="float" office:value="0.0005857263" calcext:value-type="float">
            <text:p>0.000585726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0296.235491" calcext:value-type="float">
            <text:p>10296.235491</text:p>
          </table:table-cell>
          <table:table-cell office:value-type="float" office:value="267.450766" calcext:value-type="float">
            <text:p>267.450766</text:p>
          </table:table-cell>
          <table:table-cell office:value-type="float" office:value="0.0005349015" calcext:value-type="float">
            <text:p>0.000534901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0583.806263" calcext:value-type="float">
            <text:p>10583.806263</text:p>
          </table:table-cell>
          <table:table-cell office:value-type="float" office:value="287.570772" calcext:value-type="float">
            <text:p>287.570772</text:p>
          </table:table-cell>
          <table:table-cell office:value-type="float" office:value="0.0005751415" calcext:value-type="float">
            <text:p>0.000575141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0873.752924" calcext:value-type="float">
            <text:p>10873.752924</text:p>
          </table:table-cell>
          <table:table-cell office:value-type="float" office:value="289.946661" calcext:value-type="float">
            <text:p>289.946661</text:p>
          </table:table-cell>
          <table:table-cell office:value-type="float" office:value="0.0005798933" calcext:value-type="float">
            <text:p>0.000579893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1167.463383" calcext:value-type="float">
            <text:p>11167.463383</text:p>
          </table:table-cell>
          <table:table-cell office:value-type="float" office:value="293.710459" calcext:value-type="float">
            <text:p>293.710459</text:p>
          </table:table-cell>
          <table:table-cell office:value-type="float" office:value="0.0005874209" calcext:value-type="float">
            <text:p>0.000587420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1450.296394" calcext:value-type="float">
            <text:p>11450.296394</text:p>
          </table:table-cell>
          <table:table-cell office:value-type="float" office:value="282.833011" calcext:value-type="float">
            <text:p>282.833011</text:p>
          </table:table-cell>
          <table:table-cell office:value-type="float" office:value="0.000565666" calcext:value-type="float">
            <text:p>0.000565666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1684.521095" calcext:value-type="float">
            <text:p>11684.521095</text:p>
          </table:table-cell>
          <table:table-cell office:value-type="float" office:value="234.224701" calcext:value-type="float">
            <text:p>234.224701</text:p>
          </table:table-cell>
          <table:table-cell office:value-type="float" office:value="0.0004684494" calcext:value-type="float">
            <text:p>0.0004684494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1969.808286" calcext:value-type="float">
            <text:p>11969.808286</text:p>
          </table:table-cell>
          <table:table-cell office:value-type="float" office:value="285.287191" calcext:value-type="float">
            <text:p>285.287191</text:p>
          </table:table-cell>
          <table:table-cell office:value-type="float" office:value="0.0005705744" calcext:value-type="float">
            <text:p>0.000570574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2258.409122" calcext:value-type="float">
            <text:p>12258.409122</text:p>
          </table:table-cell>
          <table:table-cell office:value-type="float" office:value="288.600836" calcext:value-type="float">
            <text:p>288.600836</text:p>
          </table:table-cell>
          <table:table-cell office:value-type="float" office:value="0.0005772017" calcext:value-type="float">
            <text:p>0.0005772017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2547.935791" calcext:value-type="float">
            <text:p>12547.935791</text:p>
          </table:table-cell>
          <table:table-cell office:value-type="float" office:value="289.52667" calcext:value-type="float">
            <text:p>289.52667</text:p>
          </table:table-cell>
          <table:table-cell office:value-type="float" office:value="0.0005790533" calcext:value-type="float">
            <text:p>0.0005790533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2834.488945" calcext:value-type="float">
            <text:p>12834.488945</text:p>
          </table:table-cell>
          <table:table-cell office:value-type="float" office:value="286.553154" calcext:value-type="float">
            <text:p>286.553154</text:p>
          </table:table-cell>
          <table:table-cell office:value-type="float" office:value="0.0005731063" calcext:value-type="float">
            <text:p>0.0005731063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3126.465995" calcext:value-type="float">
            <text:p>13126.465995</text:p>
          </table:table-cell>
          <table:table-cell office:value-type="float" office:value="291.977049" calcext:value-type="float">
            <text:p>291.977049</text:p>
          </table:table-cell>
          <table:table-cell office:value-type="float" office:value="0.0005839541" calcext:value-type="float">
            <text:p>0.000583954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3411.737477" calcext:value-type="float">
            <text:p>13411.737477</text:p>
          </table:table-cell>
          <table:table-cell office:value-type="float" office:value="285.271482" calcext:value-type="float">
            <text:p>285.271482</text:p>
          </table:table-cell>
          <table:table-cell office:value-type="float" office:value="0.000570543" calcext:value-type="float">
            <text:p>0.00057054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3703.074941" calcext:value-type="float">
            <text:p>13703.074941</text:p>
          </table:table-cell>
          <table:table-cell office:value-type="float" office:value="291.337464" calcext:value-type="float">
            <text:p>291.337464</text:p>
          </table:table-cell>
          <table:table-cell office:value-type="float" office:value="0.0005826749" calcext:value-type="float">
            <text:p>0.000582674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3989.816385" calcext:value-type="float">
            <text:p>13989.816385</text:p>
          </table:table-cell>
          <table:table-cell office:value-type="float" office:value="286.741444" calcext:value-type="float">
            <text:p>286.741444</text:p>
          </table:table-cell>
          <table:table-cell office:value-type="float" office:value="0.0005734829" calcext:value-type="float">
            <text:p>0.000573482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4281.309627" calcext:value-type="float">
            <text:p>14281.309627</text:p>
          </table:table-cell>
          <table:table-cell office:value-type="float" office:value="291.493243" calcext:value-type="float">
            <text:p>291.493243</text:p>
          </table:table-cell>
          <table:table-cell office:value-type="float" office:value="0.0005829865" calcext:value-type="float">
            <text:p>0.0005829865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4568.008383" calcext:value-type="float">
            <text:p>14568.008383</text:p>
          </table:table-cell>
          <table:table-cell office:value-type="float" office:value="286.698756" calcext:value-type="float">
            <text:p>286.698756</text:p>
          </table:table-cell>
          <table:table-cell office:value-type="float" office:value="0.0005733975" calcext:value-type="float">
            <text:p>0.000573397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4855.845138" calcext:value-type="float">
            <text:p>14855.845138</text:p>
          </table:table-cell>
          <table:table-cell office:value-type="float" office:value="287.836755" calcext:value-type="float">
            <text:p>287.836755</text:p>
          </table:table-cell>
          <table:table-cell office:value-type="float" office:value="0.0005756735" calcext:value-type="float">
            <text:p>0.000575673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5139.287048" calcext:value-type="float">
            <text:p>15139.287048</text:p>
          </table:table-cell>
          <table:table-cell office:value-type="float" office:value="283.44191" calcext:value-type="float">
            <text:p>283.44191</text:p>
          </table:table-cell>
          <table:table-cell office:value-type="float" office:value="0.0005668838" calcext:value-type="float">
            <text:p>0.0005668838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5414.302058" calcext:value-type="float">
            <text:p>15414.302058</text:p>
          </table:table-cell>
          <table:table-cell office:value-type="float" office:value="275.015011" calcext:value-type="float">
            <text:p>275.015011</text:p>
          </table:table-cell>
          <table:table-cell office:value-type="float" office:value="0.00055003" calcext:value-type="float">
            <text:p>0.00055003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5706.030713" calcext:value-type="float">
            <text:p>15706.030713</text:p>
          </table:table-cell>
          <table:table-cell office:value-type="float" office:value="291.728654" calcext:value-type="float">
            <text:p>291.728654</text:p>
          </table:table-cell>
          <table:table-cell office:value-type="float" office:value="0.0005834573" calcext:value-type="float">
            <text:p>0.0005834573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5966.409564" calcext:value-type="float">
            <text:p>15966.409564</text:p>
          </table:table-cell>
          <table:table-cell office:value-type="float" office:value="260.378852" calcext:value-type="float">
            <text:p>260.378852</text:p>
          </table:table-cell>
          <table:table-cell office:value-type="float" office:value="0.0005207577" calcext:value-type="float">
            <text:p>0.0005207577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6251.543226" calcext:value-type="float">
            <text:p>16251.543226</text:p>
          </table:table-cell>
          <table:table-cell office:value-type="float" office:value="285.133662" calcext:value-type="float">
            <text:p>285.133662</text:p>
          </table:table-cell>
          <table:table-cell office:value-type="float" office:value="0.0005702673" calcext:value-type="float">
            <text:p>0.0005702673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6539.692287" calcext:value-type="float">
            <text:p>16539.692287</text:p>
          </table:table-cell>
          <table:table-cell office:value-type="float" office:value="288.149061" calcext:value-type="float">
            <text:p>288.149061</text:p>
          </table:table-cell>
          <table:table-cell office:value-type="float" office:value="0.0005762981" calcext:value-type="float">
            <text:p>0.000576298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6781.570009" calcext:value-type="float">
            <text:p>16781.570009</text:p>
          </table:table-cell>
          <table:table-cell office:value-type="float" office:value="241.877722" calcext:value-type="float">
            <text:p>241.877722</text:p>
          </table:table-cell>
          <table:table-cell office:value-type="float" office:value="0.0004837554" calcext:value-type="float">
            <text:p>0.0004837554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7067.891498" calcext:value-type="float">
            <text:p>17067.891498</text:p>
          </table:table-cell>
          <table:table-cell office:value-type="float" office:value="286.321489" calcext:value-type="float">
            <text:p>286.321489</text:p>
          </table:table-cell>
          <table:table-cell office:value-type="float" office:value="0.000572643" calcext:value-type="float">
            <text:p>0.000572643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 office:value-type="float" office:value="17067.891498" calcext:value-type="float">
            <text:p>17067.891498</text:p>
          </table:table-cell>
          <table:table-cell office:value-type="float" office:value="142232400" calcext:value-type="float">
            <text:p>142232400</text:p>
          </table:table-cell>
        </table:table-row>
      </table:table>
      <table:table table:name="Selec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Block</text:p>
          </table:table-cell>
          <table:table-cell office:value-type="string" calcext:value-type="string">
            <text:p>Accumulated Time</text:p>
          </table:table-cell>
          <table:table-cell office:value-type="string" calcext:value-type="string">
            <text:p>Individual Block Time</text:p>
          </table:table-cell>
          <table:table-cell office:value-type="string" calcext:value-type="string">
            <text:p>Averag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487.788809" calcext:value-type="float">
            <text:p>487.788809</text:p>
          </table:table-cell>
          <table:table-cell office:value-type="float" office:value="0.0009755776" calcext:value-type="float">
            <text:p>0.000975577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93.310457" calcext:value-type="float">
            <text:p>993.310457</text:p>
          </table:table-cell>
          <table:table-cell office:value-type="float" office:value="505.521647" calcext:value-type="float">
            <text:p>505.521647</text:p>
          </table:table-cell>
          <table:table-cell office:value-type="float" office:value="0.001011043" calcext:value-type="float">
            <text:p>0.00101104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00.68541" calcext:value-type="float">
            <text:p>1500.68541</text:p>
          </table:table-cell>
          <table:table-cell office:value-type="float" office:value="507.374954" calcext:value-type="float">
            <text:p>507.374954</text:p>
          </table:table-cell>
          <table:table-cell office:value-type="float" office:value="0.00101475" calcext:value-type="float">
            <text:p>0.001014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14.218126" calcext:value-type="float">
            <text:p>2014.218126</text:p>
          </table:table-cell>
          <table:table-cell office:value-type="float" office:value="513.532715" calcext:value-type="float">
            <text:p>513.532715</text:p>
          </table:table-cell>
          <table:table-cell office:value-type="float" office:value="0.001027065" calcext:value-type="float">
            <text:p>0.00102706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09.69787" calcext:value-type="float">
            <text:p>2509.69787</text:p>
          </table:table-cell>
          <table:table-cell office:value-type="float" office:value="495.479745" calcext:value-type="float">
            <text:p>495.479745</text:p>
          </table:table-cell>
          <table:table-cell office:value-type="float" office:value="0.0009909595" calcext:value-type="float">
            <text:p>0.000990959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028.616355" calcext:value-type="float">
            <text:p>3028.616355</text:p>
          </table:table-cell>
          <table:table-cell office:value-type="float" office:value="518.918485" calcext:value-type="float">
            <text:p>518.918485</text:p>
          </table:table-cell>
          <table:table-cell office:value-type="float" office:value="0.001037837" calcext:value-type="float">
            <text:p>0.00103783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532.500676" calcext:value-type="float">
            <text:p>3532.500676</text:p>
          </table:table-cell>
          <table:table-cell office:value-type="float" office:value="503.884321" calcext:value-type="float">
            <text:p>503.884321</text:p>
          </table:table-cell>
          <table:table-cell office:value-type="float" office:value="0.001007769" calcext:value-type="float">
            <text:p>0.00100776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045.539426" calcext:value-type="float">
            <text:p>4045.539426</text:p>
          </table:table-cell>
          <table:table-cell office:value-type="float" office:value="513.03875" calcext:value-type="float">
            <text:p>513.03875</text:p>
          </table:table-cell>
          <table:table-cell office:value-type="float" office:value="0.001026077" calcext:value-type="float">
            <text:p>0.00102607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591.656219" calcext:value-type="float">
            <text:p>4591.656219</text:p>
          </table:table-cell>
          <table:table-cell office:value-type="float" office:value="546.116792" calcext:value-type="float">
            <text:p>546.116792</text:p>
          </table:table-cell>
          <table:table-cell office:value-type="float" office:value="0.001092234" calcext:value-type="float">
            <text:p>0.00109223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109.905906" calcext:value-type="float">
            <text:p>5109.905906</text:p>
          </table:table-cell>
          <table:table-cell office:value-type="float" office:value="518.249688" calcext:value-type="float">
            <text:p>518.249688</text:p>
          </table:table-cell>
          <table:table-cell office:value-type="float" office:value="0.001036499" calcext:value-type="float">
            <text:p>0.00103649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621.899063" calcext:value-type="float">
            <text:p>5621.899063</text:p>
          </table:table-cell>
          <table:table-cell office:value-type="float" office:value="511.993156" calcext:value-type="float">
            <text:p>511.993156</text:p>
          </table:table-cell>
          <table:table-cell office:value-type="float" office:value="0.001023986" calcext:value-type="float">
            <text:p>0.00102398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130.311665" calcext:value-type="float">
            <text:p>6130.311665</text:p>
          </table:table-cell>
          <table:table-cell office:value-type="float" office:value="508.412602" calcext:value-type="float">
            <text:p>508.412602</text:p>
          </table:table-cell>
          <table:table-cell office:value-type="float" office:value="0.001016825" calcext:value-type="float">
            <text:p>0.00101682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626.503303" calcext:value-type="float">
            <text:p>6626.503303</text:p>
          </table:table-cell>
          <table:table-cell office:value-type="float" office:value="496.191638" calcext:value-type="float">
            <text:p>496.191638</text:p>
          </table:table-cell>
          <table:table-cell office:value-type="float" office:value="0.0009923833" calcext:value-type="float">
            <text:p>0.000992383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122.68969" calcext:value-type="float">
            <text:p>7122.68969</text:p>
          </table:table-cell>
          <table:table-cell office:value-type="float" office:value="496.186387" calcext:value-type="float">
            <text:p>496.186387</text:p>
          </table:table-cell>
          <table:table-cell office:value-type="float" office:value="0.0009923728" calcext:value-type="float">
            <text:p>0.000992372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632.320151" calcext:value-type="float">
            <text:p>7632.320151</text:p>
          </table:table-cell>
          <table:table-cell office:value-type="float" office:value="509.630461" calcext:value-type="float">
            <text:p>509.630461</text:p>
          </table:table-cell>
          <table:table-cell office:value-type="float" office:value="0.001019261" calcext:value-type="float">
            <text:p>0.00101926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126.928869" calcext:value-type="float">
            <text:p>8126.928869</text:p>
          </table:table-cell>
          <table:table-cell office:value-type="float" office:value="494.608719" calcext:value-type="float">
            <text:p>494.608719</text:p>
          </table:table-cell>
          <table:table-cell office:value-type="float" office:value="0.0009892174" calcext:value-type="float">
            <text:p>0.000989217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641.608852" calcext:value-type="float">
            <text:p>8641.608852</text:p>
          </table:table-cell>
          <table:table-cell office:value-type="float" office:value="514.679983" calcext:value-type="float">
            <text:p>514.679983</text:p>
          </table:table-cell>
          <table:table-cell office:value-type="float" office:value="0.00102936" calcext:value-type="float">
            <text:p>0.001029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141.915747" calcext:value-type="float">
            <text:p>9141.915747</text:p>
          </table:table-cell>
          <table:table-cell office:value-type="float" office:value="500.306895" calcext:value-type="float">
            <text:p>500.306895</text:p>
          </table:table-cell>
          <table:table-cell office:value-type="float" office:value="0.001000614" calcext:value-type="float">
            <text:p>0.00100061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652.622823" calcext:value-type="float">
            <text:p>9652.622823</text:p>
          </table:table-cell>
          <table:table-cell office:value-type="float" office:value="510.707076" calcext:value-type="float">
            <text:p>510.707076</text:p>
          </table:table-cell>
          <table:table-cell office:value-type="float" office:value="0.001021414" calcext:value-type="float">
            <text:p>0.00102141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149.631239" calcext:value-type="float">
            <text:p>10149.631239</text:p>
          </table:table-cell>
          <table:table-cell office:value-type="float" office:value="497.008416" calcext:value-type="float">
            <text:p>497.008416</text:p>
          </table:table-cell>
          <table:table-cell office:value-type="float" office:value="0.0009940168" calcext:value-type="float">
            <text:p>0.000994016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0676.456578" calcext:value-type="float">
            <text:p>10676.456578</text:p>
          </table:table-cell>
          <table:table-cell office:value-type="float" office:value="526.825339" calcext:value-type="float">
            <text:p>526.825339</text:p>
          </table:table-cell>
          <table:table-cell office:value-type="float" office:value="0.001053651" calcext:value-type="float">
            <text:p>0.00105365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1174.217053" calcext:value-type="float">
            <text:p>11174.217053</text:p>
          </table:table-cell>
          <table:table-cell office:value-type="float" office:value="497.760476" calcext:value-type="float">
            <text:p>497.760476</text:p>
          </table:table-cell>
          <table:table-cell office:value-type="float" office:value="0.000995521" calcext:value-type="float">
            <text:p>0.00099552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1677.188391" calcext:value-type="float">
            <text:p>11677.188391</text:p>
          </table:table-cell>
          <table:table-cell office:value-type="float" office:value="502.971338" calcext:value-type="float">
            <text:p>502.971338</text:p>
          </table:table-cell>
          <table:table-cell office:value-type="float" office:value="0.001005943" calcext:value-type="float">
            <text:p>0.00100594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2183.488584" calcext:value-type="float">
            <text:p>12183.488584</text:p>
          </table:table-cell>
          <table:table-cell office:value-type="float" office:value="506.300194" calcext:value-type="float">
            <text:p>506.300194</text:p>
          </table:table-cell>
          <table:table-cell office:value-type="float" office:value="0.0010126" calcext:value-type="float">
            <text:p>0.001012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2698.216274" calcext:value-type="float">
            <text:p>12698.216274</text:p>
          </table:table-cell>
          <table:table-cell office:value-type="float" office:value="514.72769" calcext:value-type="float">
            <text:p>514.72769</text:p>
          </table:table-cell>
          <table:table-cell office:value-type="float" office:value="0.001029455" calcext:value-type="float">
            <text:p>0.00102945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3217.040695" calcext:value-type="float">
            <text:p>13217.040695</text:p>
          </table:table-cell>
          <table:table-cell office:value-type="float" office:value="518.824421" calcext:value-type="float">
            <text:p>518.824421</text:p>
          </table:table-cell>
          <table:table-cell office:value-type="float" office:value="0.001037649" calcext:value-type="float">
            <text:p>0.00103764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3721.467723" calcext:value-type="float">
            <text:p>13721.467723</text:p>
          </table:table-cell>
          <table:table-cell office:value-type="float" office:value="504.427027" calcext:value-type="float">
            <text:p>504.427027</text:p>
          </table:table-cell>
          <table:table-cell office:value-type="float" office:value="0.001008854" calcext:value-type="float">
            <text:p>0.00100885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4233.477652" calcext:value-type="float">
            <text:p>14233.477652</text:p>
          </table:table-cell>
          <table:table-cell office:value-type="float" office:value="512.009929" calcext:value-type="float">
            <text:p>512.009929</text:p>
          </table:table-cell>
          <table:table-cell office:value-type="float" office:value="0.00102402" calcext:value-type="float">
            <text:p>0.0010240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4724.476919" calcext:value-type="float">
            <text:p>14724.476919</text:p>
          </table:table-cell>
          <table:table-cell office:value-type="float" office:value="490.999267" calcext:value-type="float">
            <text:p>490.999267</text:p>
          </table:table-cell>
          <table:table-cell office:value-type="float" office:value="0.0009819985" calcext:value-type="float">
            <text:p>0.000981998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5238.770056" calcext:value-type="float">
            <text:p>15238.770056</text:p>
          </table:table-cell>
          <table:table-cell office:value-type="float" office:value="514.293137" calcext:value-type="float">
            <text:p>514.293137</text:p>
          </table:table-cell>
          <table:table-cell office:value-type="float" office:value="0.001028586" calcext:value-type="float">
            <text:p>0.00102858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5739.4774866011" calcext:value-type="float">
            <text:p>15739.4774866011</text:p>
          </table:table-cell>
          <table:table-cell office:value-type="float" office:value="500.7074306011" calcext:value-type="float">
            <text:p>500.7074306011</text:p>
          </table:table-cell>
          <table:table-cell office:value-type="float" office:value="0.0010014149" calcext:value-type="float">
            <text:p>0.001001414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256.716841" calcext:value-type="float">
            <text:p>16256.716841</text:p>
          </table:table-cell>
          <table:table-cell office:value-type="float" office:value="517.239355" calcext:value-type="float">
            <text:p>517.239355</text:p>
          </table:table-cell>
          <table:table-cell office:value-type="float" office:value="0.001034479" calcext:value-type="float">
            <text:p>0.00103447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6756.233533" calcext:value-type="float">
            <text:p>16756.233533</text:p>
          </table:table-cell>
          <table:table-cell office:value-type="float" office:value="499.516692" calcext:value-type="float">
            <text:p>499.516692</text:p>
          </table:table-cell>
          <table:table-cell office:value-type="float" office:value="0.0009990334" calcext:value-type="float">
            <text:p>0.0009990334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7256.197928" calcext:value-type="float">
            <text:p>17256.197928</text:p>
          </table:table-cell>
          <table:table-cell office:value-type="float" office:value="499.964395" calcext:value-type="float">
            <text:p>499.964395</text:p>
          </table:table-cell>
          <table:table-cell office:value-type="float" office:value="0.0009999288" calcext:value-type="float">
            <text:p>0.000999928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7764.626202" calcext:value-type="float">
            <text:p>17764.626202</text:p>
          </table:table-cell>
          <table:table-cell office:value-type="float" office:value="508.428274" calcext:value-type="float">
            <text:p>508.428274</text:p>
          </table:table-cell>
          <table:table-cell office:value-type="float" office:value="0.001016857" calcext:value-type="float">
            <text:p>0.00101685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8278.806669" calcext:value-type="float">
            <text:p>18278.806669</text:p>
          </table:table-cell>
          <table:table-cell office:value-type="float" office:value="514.180467" calcext:value-type="float">
            <text:p>514.180467</text:p>
          </table:table-cell>
          <table:table-cell office:value-type="float" office:value="0.001028361" calcext:value-type="float">
            <text:p>0.00102836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8774.585386" calcext:value-type="float">
            <text:p>18774.585386</text:p>
          </table:table-cell>
          <table:table-cell office:value-type="float" office:value="495.778717" calcext:value-type="float">
            <text:p>495.778717</text:p>
          </table:table-cell>
          <table:table-cell office:value-type="float" office:value="0.0009915574" calcext:value-type="float">
            <text:p>0.000991557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9272.776681" calcext:value-type="float">
            <text:p>19272.776681</text:p>
          </table:table-cell>
          <table:table-cell office:value-type="float" office:value="498.191295" calcext:value-type="float">
            <text:p>498.191295</text:p>
          </table:table-cell>
          <table:table-cell office:value-type="float" office:value="0.0009963826" calcext:value-type="float">
            <text:p>0.0009963826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9784.041505" calcext:value-type="float">
            <text:p>19784.041505</text:p>
          </table:table-cell>
          <table:table-cell office:value-type="float" office:value="511.264824" calcext:value-type="float">
            <text:p>511.264824</text:p>
          </table:table-cell>
          <table:table-cell office:value-type="float" office:value="0.00102253" calcext:value-type="float">
            <text:p>0.0010225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0293.506872" calcext:value-type="float">
            <text:p>20293.506872</text:p>
          </table:table-cell>
          <table:table-cell office:value-type="float" office:value="509.465367" calcext:value-type="float">
            <text:p>509.465367</text:p>
          </table:table-cell>
          <table:table-cell office:value-type="float" office:value="0.001018931" calcext:value-type="float">
            <text:p>0.00101893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0814.062033" calcext:value-type="float">
            <text:p>20814.062033</text:p>
          </table:table-cell>
          <table:table-cell office:value-type="float" office:value="520.555161" calcext:value-type="float">
            <text:p>520.555161</text:p>
          </table:table-cell>
          <table:table-cell office:value-type="float" office:value="0.00104111" calcext:value-type="float">
            <text:p>0.0010411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1314.070555" calcext:value-type="float">
            <text:p>21314.070555</text:p>
          </table:table-cell>
          <table:table-cell office:value-type="float" office:value="500.008523" calcext:value-type="float">
            <text:p>500.008523</text:p>
          </table:table-cell>
          <table:table-cell office:value-type="float" office:value="0.001000017" calcext:value-type="float">
            <text:p>0.001000017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1824.379971" calcext:value-type="float">
            <text:p>21824.379971</text:p>
          </table:table-cell>
          <table:table-cell office:value-type="float" office:value="510.309416" calcext:value-type="float">
            <text:p>510.309416</text:p>
          </table:table-cell>
          <table:table-cell office:value-type="float" office:value="0.001020619" calcext:value-type="float">
            <text:p>0.001020619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2321.807987" calcext:value-type="float">
            <text:p>22321.807987</text:p>
          </table:table-cell>
          <table:table-cell office:value-type="float" office:value="497.428016" calcext:value-type="float">
            <text:p>497.428016</text:p>
          </table:table-cell>
          <table:table-cell office:value-type="float" office:value="0.000994856" calcext:value-type="float">
            <text:p>0.000994856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2839.232771" calcext:value-type="float">
            <text:p>22839.232771</text:p>
          </table:table-cell>
          <table:table-cell office:value-type="float" office:value="517.424784" calcext:value-type="float">
            <text:p>517.424784</text:p>
          </table:table-cell>
          <table:table-cell office:value-type="float" office:value="0.00103485" calcext:value-type="float">
            <text:p>0.0010348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3355.131086" calcext:value-type="float">
            <text:p>23355.131086</text:p>
          </table:table-cell>
          <table:table-cell office:value-type="float" office:value="515.898315" calcext:value-type="float">
            <text:p>515.898315</text:p>
          </table:table-cell>
          <table:table-cell office:value-type="float" office:value="0.001031797" calcext:value-type="float">
            <text:p>0.001031797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3863.140665" calcext:value-type="float">
            <text:p>23863.140665</text:p>
          </table:table-cell>
          <table:table-cell office:value-type="float" office:value="508.009578" calcext:value-type="float">
            <text:p>508.009578</text:p>
          </table:table-cell>
          <table:table-cell office:value-type="float" office:value="0.001016019" calcext:value-type="float">
            <text:p>0.001016019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4374.597193" calcext:value-type="float">
            <text:p>24374.597193</text:p>
          </table:table-cell>
          <table:table-cell office:value-type="float" office:value="511.456529" calcext:value-type="float">
            <text:p>511.456529</text:p>
          </table:table-cell>
          <table:table-cell office:value-type="float" office:value="0.001022913" calcext:value-type="float">
            <text:p>0.001022913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4867.787533" calcext:value-type="float">
            <text:p>24867.787533</text:p>
          </table:table-cell>
          <table:table-cell office:value-type="float" office:value="493.19034" calcext:value-type="float">
            <text:p>493.19034</text:p>
          </table:table-cell>
          <table:table-cell office:value-type="float" office:value="0.0009863807" calcext:value-type="float">
            <text:p>0.000986380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5381.478073" calcext:value-type="float">
            <text:p>25381.478073</text:p>
          </table:table-cell>
          <table:table-cell office:value-type="float" office:value="513.69054" calcext:value-type="float">
            <text:p>513.69054</text:p>
          </table:table-cell>
          <table:table-cell office:value-type="float" office:value="0.001027381" calcext:value-type="float">
            <text:p>0.00102738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5876.100471" calcext:value-type="float">
            <text:p>25876.100471</text:p>
          </table:table-cell>
          <table:table-cell office:value-type="float" office:value="494.622398" calcext:value-type="float">
            <text:p>494.622398</text:p>
          </table:table-cell>
          <table:table-cell office:value-type="float" office:value="0.0009892448" calcext:value-type="float">
            <text:p>0.000989244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6395.124545" calcext:value-type="float">
            <text:p>26395.124545</text:p>
          </table:table-cell>
          <table:table-cell office:value-type="float" office:value="519.024074" calcext:value-type="float">
            <text:p>519.024074</text:p>
          </table:table-cell>
          <table:table-cell office:value-type="float" office:value="0.001038048" calcext:value-type="float">
            <text:p>0.001038048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6894.752592" calcext:value-type="float">
            <text:p>26894.752592</text:p>
          </table:table-cell>
          <table:table-cell office:value-type="float" office:value="499.628047" calcext:value-type="float">
            <text:p>499.628047</text:p>
          </table:table-cell>
          <table:table-cell office:value-type="float" office:value="0.0009992561" calcext:value-type="float">
            <text:p>0.000999256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7397.688453" calcext:value-type="float">
            <text:p>27397.688453</text:p>
          </table:table-cell>
          <table:table-cell office:value-type="float" office:value="502.935861" calcext:value-type="float">
            <text:p>502.935861</text:p>
          </table:table-cell>
          <table:table-cell office:value-type="float" office:value="0.001005872" calcext:value-type="float">
            <text:p>0.001005872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7896.251853" calcext:value-type="float">
            <text:p>27896.251853</text:p>
          </table:table-cell>
          <table:table-cell office:value-type="float" office:value="498.5634" calcext:value-type="float">
            <text:p>498.5634</text:p>
          </table:table-cell>
          <table:table-cell office:value-type="float" office:value="0.0009971268" calcext:value-type="float">
            <text:p>0.0009971268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8419.998417" calcext:value-type="float">
            <text:p>28419.998417</text:p>
          </table:table-cell>
          <table:table-cell office:value-type="float" office:value="523.746563" calcext:value-type="float">
            <text:p>523.746563</text:p>
          </table:table-cell>
          <table:table-cell office:value-type="float" office:value="0.001047493" calcext:value-type="float">
            <text:p>0.001047493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8917.054726" calcext:value-type="float">
            <text:p>28917.054726</text:p>
          </table:table-cell>
          <table:table-cell office:value-type="float" office:value="497.056309" calcext:value-type="float">
            <text:p>497.056309</text:p>
          </table:table-cell>
          <table:table-cell office:value-type="float" office:value="0.0009941126" calcext:value-type="float">
            <text:p>0.0009941126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9419.029302" calcext:value-type="float">
            <text:p>29419.029302</text:p>
          </table:table-cell>
          <table:table-cell office:value-type="float" office:value="501.974576" calcext:value-type="float">
            <text:p>501.974576</text:p>
          </table:table-cell>
          <table:table-cell office:value-type="float" office:value="0.001003949" calcext:value-type="float">
            <text:p>0.001003949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9928.843923" calcext:value-type="float">
            <text:p>29928.843923</text:p>
          </table:table-cell>
          <table:table-cell office:value-type="float" office:value="509.814621" calcext:value-type="float">
            <text:p>509.814621</text:p>
          </table:table-cell>
          <table:table-cell office:value-type="float" office:value="0.001019629" calcext:value-type="float">
            <text:p>0.00101962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0439.118664" calcext:value-type="float">
            <text:p>30439.118664</text:p>
          </table:table-cell>
          <table:table-cell office:value-type="float" office:value="510.274741" calcext:value-type="float">
            <text:p>510.274741</text:p>
          </table:table-cell>
          <table:table-cell office:value-type="float" office:value="0.001020549" calcext:value-type="float">
            <text:p>0.001020549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 office:value-type="float" office:value="30439.118664" calcext:value-type="float">
            <text:p>30439.118664</text:p>
          </table:table-cell>
          <table:table-cell office:value-type="float" office:value="253659300" calcext:value-type="float">
            <text:p>253659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0T10:49:16.003298077</dc:date>
    <meta:editing-duration>PT4M5S</meta:editing-duration>
    <meta:editing-cycles>1</meta:editing-cycles>
    <meta:document-statistic meta:table-count="3" meta:cell-count="744" meta:object-count="0"/>
    <meta:generator>LibreOffice/5.1.6.2$Linux_X86_64 LibreOffice_project/10m0$Build-2</meta:generator>
  </office:meta>
</office:document-meta>
</file>